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156.86mm"/>
    </style:style>
    <style:style style:name="co3" style:family="table-column">
      <style:table-column-properties fo:break-before="auto" style:column-width="93.9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10.04mm" fo:break-before="auto" style:use-optimal-row-height="fals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9.77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74pt solid #000000" style:shadow="none"/>
      <style:paragraph-properties fo:text-align="center" fo:margin-left="0mm"/>
    </style:style>
    <style:style style:name="ce2" style:family="table-cell" style:parent-style-name="Default" style:data-style-name="N37">
      <style:table-cell-properties fo:background-color="#ffffff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ff" fo:border="0.74pt solid #000000"/>
    </style:style>
    <style:style style:name="ce4" style:family="table-cell" style:parent-style-name="Default" style:data-style-name="N37">
      <style:table-cell-properties fo:background-color="#ff8080"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shadow="none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3333" fo:font-size="10pt" style:font-size-asian="10pt" style:font-size-complex="10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9900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3333" style:font-name="Liberation Sans" fo:font-size="10pt" style:font-name-asian="Noto Sans CJK SC Regular" style:font-size-asian="10pt" style:font-name-complex="FreeSans" style:font-size-complex="10pt"/>
    </style:style>
    <style:style style:name="ce1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8080" style:text-align-source="fix" style:repeat-content="false" fo:wrap-option="wrap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eeeeee" fo:border="0.74pt solid #000000" style:shadow="none"/>
    </style:style>
    <style:style style:name="ce14" style:family="table-cell" style:parent-style-name="Default">
      <style:table-cell-properties fo:background-color="#ffffff" fo:wrap-option="wrap" fo:border="0.74pt solid #000000" style:vertical-align="top"/>
      <style:text-properties fo:color="#ff3333"/>
    </style:style>
    <style:style style:name="ce15" style:family="table-cell" style:parent-style-name="Default">
      <style:table-cell-properties fo:background-color="#ffffff" fo:wrap-option="wrap" fo:border="0.74pt solid #000000" style:vertical-align="top"/>
    </style:style>
    <style:style style:name="ce16" style:family="table-cell" style:parent-style-name="Default">
      <style:table-cell-properties fo:background-color="#ffffff" fo:wrap-option="wrap" fo:border="0.74pt solid #000000" style:vertical-align="top"/>
      <style:text-properties fo:color="#ff9900"/>
    </style:style>
    <style:style style:name="ce17" style:family="table-cell" style:parent-style-name="Default">
      <style:table-cell-properties fo:background-color="#ffffff" fo:wrap-option="wrap" fo:border="0.74pt solid #000000" style:vertical-align="middle"/>
      <style:text-properties fo:color="#ff3333"/>
    </style:style>
    <style:style style:name="ce18" style:family="table-cell" style:parent-style-name="Default">
      <style:table-cell-properties fo:background-color="#ff8080" fo:wrap-option="wrap" fo:border="0.74pt solid #000000" style:vertical-align="top"/>
    </style:style>
    <style:style style:name="ce19" style:family="table-cell" style:parent-style-name="Default">
      <style:table-cell-properties fo:background-color="#ff3333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ff990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vertical-align="midd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IP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Problema/Alteração</text:p>
          </table:table-cell>
          <table:table-cell table:style-name="ce13" office:value-type="string" calcext:value-type="string">
            <text:p>Solução/Comentários</text:p>
          </table:table-cell>
          <table:table-cell table:number-columns-repeated="3"/>
        </table:table-row>
        <table:table-row table:style-name="ro2">
          <table:table-cell table:style-name="ce2" office:value-type="date" office:date-value="2016-09-19" calcext:value-type="date" table:number-columns-spanned="1" table:number-rows-spanned="21">
            <text:p>19/09/16</text:p>
          </table:table-cell>
          <table:table-cell table:style-name="ce6" office:value-type="string" calcext:value-type="string">
            <text:p>Comparação com o código original, pois o código que está na máquina/git hub parece ter sido alterado</text:p>
          </table:table-cell>
          <table:table-cell table:style-name="ce14" office:value-type="string" calcext:value-type="string">
            <text:p>Da main, o código está igual, só a parte comentada está trocada.</text:p>
          </table:table-cell>
          <table:table-cell/>
          <table:table-cell table:style-name="ce19"/>
          <table:table-cell table:style-name="ce23" office:value-type="string" calcext:value-type="string">
            <text:p>Corrigidos/prontos</text:p>
          </table:table-cell>
        </table:table-row>
        <table:table-row table:style-name="ro3">
          <table:covered-table-cell table:style-name="ce3"/>
          <table:table-cell table:style-name="ce6" office:value-type="string" calcext:value-type="string">
            <text:p>Falta de padronização no código</text:p>
          </table:table-cell>
          <table:table-cell table:style-name="ce14" office:value-type="string" calcext:value-type="string">
            <text:p>Troca de alguns whiles por for, padronização na posição das chaves, retiradas as chaves desnecessárias, retirado espaços desnecessários…</text:p>
          </table:table-cell>
          <table:table-cell/>
          <table:table-cell table:style-name="ce20"/>
          <table:table-cell table:style-name="ce23" office:value-type="string" calcext:value-type="string">
            <text:p>Não corrigido/pronto</text:p>
          </table:table-cell>
        </table:table-row>
        <table:table-row table:style-name="ro4">
          <table:covered-table-cell table:style-name="ce3"/>
          <table:table-cell table:style-name="ce7" office:value-type="string" calcext:value-type="string">
            <text:p>Funções chamadas mais de uma vez na main, sem necessidade aparente</text:p>
          </table:table-cell>
          <table:table-cell table:style-name="ce15"/>
          <table:table-cell/>
          <table:table-cell table:style-name="ce21"/>
          <table:table-cell table:style-name="ce23" office:value-type="string" calcext:value-type="string">
            <text:p>Solução provisória</text:p>
          </table:table-cell>
        </table:table-row>
        <table:table-row table:style-name="ro4">
          <table:covered-table-cell table:style-name="ce3"/>
          <table:table-cell table:style-name="ce7" office:value-type="string" calcext:value-type="string">
            <text:p>Método getPositiveAngle retorna 360 quando o ângulo é 0. Deveria agir dessa forma?</text:p>
          </table:table-cell>
          <table:table-cell table:style-name="ce15"/>
          <table:table-cell/>
          <table:table-cell table:style-name="ce22"/>
          <table:table-cell/>
        </table:table-row>
        <table:table-row table:style-name="ro4">
          <table:covered-table-cell table:style-name="ce3"/>
          <table:table-cell table:style-name="ce7" office:value-type="string" calcext:value-type="string">
            <text:p>Comentários estranhos retirados</text:p>
          </table:table-cell>
          <table:table-cell table:style-name="ce15" office:value-type="string" calcext:value-type="string">
            <text:p>“//amorzinho do meu coracao cato letra p q te amo de montao amo elmano”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Métodos fillNodesPauseTimes, fillNodesSpeeds, fillNodesAngles, fillNodes* possuem uma variável aux bem estranha</text:p>
          </table:table-cell>
          <table:table-cell table:style-name="ce14" office:value-type="string" calcext:value-type="string">
            <text:p>A aux, diferente de k, não é resetada.</text:p>
          </table:table-cell>
          <table:table-cell table:number-columns-repeated="3"/>
        </table:table-row>
        <table:table-row table:style-name="ro3">
          <table:covered-table-cell table:style-name="ce3"/>
          <table:table-cell table:style-name="ce6" office:value-type="string" calcext:value-type="string">
            <text:p>Método speed_angle_rate tem duas “versões”, uma recebendo um int como parametro. O método chama o getLength, porém, quando esse i é usado, é enviado nodeSpeeds[i] para a função.</text:p>
          </table:table-cell>
          <table:table-cell table:style-name="ce14" office:value-type="string" calcext:value-type="string">
            <text:p>São vetores diferentes. O nodesSpeeds é um vetor realmente, equanto nodeSpeed é uma matriz. Atente ao plural :P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Método speed_angle_rate tem uma variável MAX que aparentemente não é usada para nada.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Métodos getAverageNotZero e getStdNotZero podem conter divisão por zero</text:p>
          </table:table-cell>
          <table:table-cell table:style-name="ce15"/>
          <table:table-cell table:number-columns-repeated="3"/>
        </table:table-row>
        <table:table-row table:style-name="ro5">
          <table:covered-table-cell table:style-name="ce3"/>
          <table:table-cell table:style-name="ce7" office:value-type="string" calcext:value-type="string">
            <text:p>Uso de float ao invés de double</text:p>
          </table:table-cell>
          <table:table-cell table:style-name="ce15" office:value-type="string" calcext:value-type="string">
            <text:p>Pesquisar se realmente há alguma vantagem nisso (creio que não). Se mudado, verificar a existencia de função para comparação de double/definir as macros de comparação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7" office:value-type="string" calcext:value-type="string">
            <text:p>Método getLength: é necessário a variável k? Não é possível fazer apenas com a cont?</text:p>
          </table:table-cell>
          <table:table-cell table:style-name="ce15"/>
          <table:table-cell table:number-columns-repeated="3"/>
        </table:table-row>
        <table:table-row table:style-name="ro6">
          <table:covered-table-cell table:style-name="ce3"/>
          <table:table-cell table:style-name="ce7" office:value-type="string" calcext:value-type="string">
            <text:p>Método printSingleTrace usa PI, porém não a constante definida em misc.h. Tem mais casas decimais que a constante</text:p>
          </table:table-cell>
          <table:table-cell table:style-name="ce15" office:value-type="string" calcext:value-type="string">
            <text:p>Redefinir a constante?</text:p>
            <text:p>-Edit: Acontece o mesmo em show_trace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Método start_new_movement tem um casting estranho.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update_stationary_state: if inutil. Se t for 0 ele faz a mesma coisa que vai fazer dps do if.</text:p>
          </table:table-cell>
          <table:table-cell table:style-name="ce15"/>
          <table:table-cell table:number-columns-repeated="3"/>
        </table:table-row>
        <table:table-row table:style-name="ro2">
          <table:covered-table-cell table:style-name="ce3"/>
          <table:table-cell table:style-name="ce7" office:value-type="string" calcext:value-type="string">
            <text:p>update_move_state: essa linha → trace[id][t].x = floor(trace[id][t].x * 100 + <text:s/>0.5) / 100 para “evitar valores decimais muito pequenos”</text:p>
          </table:table-cell>
          <table:table-cell table:style-name="ce15" office:value-type="string" calcext:value-type="string">
            <text:p>Checar melhor isso ai. E quando substituir float por double, vai causar algum problema?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update_move_state: tem a explicação de um bug que ocorre na função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Muitos warnings na compilação</text:p>
          </table:table-cell>
          <table:table-cell table:style-name="ce16" office:value-type="string" calcext:value-type="string">
            <text:p>Consertados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Aparentemente as funções is_at_previous_position e is_at_destination nunca são usadas.</text:p>
          </table:table-cell>
          <table:table-cell table:style-name="ce15" office:value-type="string" calcext:value-type="string">
            <text:p>Comentadas com um to check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node_is_stationary: <text:s/>é um método de verificação, mas atribuições ocorrem nele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cal_link: ld_pdf[last_down_time[i][j]-last_up_time[i][j]]++;</text:p>
            <text:p>É uma subtração? Sem atribuição? Incrementando o ultimo elemento? Por que?</text:p>
          </table:table-cell>
          <table:table-cell table:style-name="ce14" office:value-type="string" calcext:value-type="string">
            <text:p>Pff. Isso é a posição de um vetor que está sendo incrementada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cal_link: se não fosse possível abrir o arquivo, printava na tela que não foi possível e continuava o código ao invés te terminar a função</text:p>
          </table:table-cell>
          <table:table-cell table:style-name="ce14" office:value-type="string" calcext:value-type="string">
            <text:p>Adicionado um return</text:p>
          </table:table-cell>
          <table:table-cell table:number-columns-repeated="3"/>
        </table:table-row>
        <table:table-row table:style-name="ro4">
          <table:table-cell table:style-name="ce2" office:value-type="date" office:date-value="2016-09-21" calcext:value-type="date" table:number-columns-spanned="1" table:number-rows-spanned="5">
            <text:p>21/09/16</text:p>
          </table:table-cell>
          <table:table-cell table:style-name="ce6" office:value-type="string" calcext:value-type="string">
            <text:p>cal_node_degree e cal_static_degree: cast desnecessário na divisão</text:p>
          </table:table-cell>
          <table:table-cell table:style-name="ce17" office:value-type="string" calcext:value-type="string">
            <text:p>Retirado o cast do numerador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9" office:value-type="string" calcext:value-type="string">
            <text:p>cal_node_degree e cal_static_degree: Se não fosse possível abrir o arquivo, a função continuava da mesma forma</text:p>
          </table:table-cell>
          <table:table-cell table:style-name="ce17" office:value-type="string" calcext:value-type="string">
            <text:p>Adicionado um return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10" office:value-type="string" calcext:value-type="string">
            <text:p>degree_of_temporal_dependence: Tem em vários lugares “t + 50”. O que é esse 50? Por que 50?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degree_of_temporal_dependence: Tem um if comentado “Always true”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improved_degree_of_temporal_dependence e degree_of_spatial_dependence: variavel cor3 era inicializada duas vezes</text:p>
          </table:table-cell>
          <table:table-cell table:style-name="ce15"/>
          <table:table-cell table:number-columns-repeated="3"/>
        </table:table-row>
        <table:table-row table:style-name="ro4">
          <table:table-cell table:style-name="ce2" office:value-type="date" office:date-value="2016-09-26" calcext:value-type="date" table:number-columns-spanned="1" table:number-rows-spanned="9">
            <text:p>26/09/16</text:p>
          </table:table-cell>
          <table:table-cell table:style-name="ce7" office:value-type="string" calcext:value-type="string">
            <text:p>improved_degree_of_spatial_dependence(): Tem uma estrutura do tipo “if condição1 { if condição2 else x } else x” em if (is_stopped(i, t) || is_stopped(j, t)). É necessário?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high_improved_degree_of_spatial_dependence(): Tem um comentário com um TODO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compute_mean_basic_temporal_correlation(int i, int t): comentários pergunta se o vetor que está sendo usado já foi preenchido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positionDensityVariance(): é do tipo float, mas não tem return</text:p>
          </table:table-cell>
          <table:table-cell table:style-name="ce16" office:value-type="string" calcext:value-type="string">
            <text:p>*Adicionado return de uma variável que é calculada na função. Verificar o que é PDV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<text:span text:style-name="T1">DIFERENÇA </text:span>print_distance_between_nodes(): troca de % por %% no printf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average_coverage(): não é possível trocar o count += 1 por um count++ no for?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stop_trip(): comparação float == 0.0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equal_or_almost_equal(): função que compara float com erro de precisão estático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createIdentityVector() não faz nada!</text:p>
          </table:table-cell>
          <table:table-cell table:style-name="ce15"/>
          <table:table-cell table:number-columns-repeated="3"/>
        </table:table-row>
        <table:table-row table:style-name="ro7">
          <table:table-cell table:style-name="ce2" office:value-type="date" office:date-value="2016-10-07" calcext:value-type="date" table:number-columns-spanned="1" table:number-rows-spanned="3">
            <text:p>07/10/16</text:p>
          </table:table-cell>
          <table:table-cell table:style-name="ce7" office:value-type="string" calcext:value-type="string">
            <text:p>Após problemas para conseguir executar o programa, foi decidido usar os scripts prontos. Ao serem executados, geram todos os arquivos necessários. Porém, há falha de segmentação ocorrendo eventualmente.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Iniciada comparação com código que a Mariana havia alterado.</text:p>
          </table:table-cell>
          <table:table-cell table:style-name="ce15" office:value-type="string" calcext:value-type="string">
            <text:p>Há alguns comentários a mais nas funções que estão sendo adicionados também ao atual código</text:p>
          </table:table-cell>
          <table:table-cell table:number-columns-repeated="3"/>
        </table:table-row>
        <table:table-row table:style-name="ro8">
          <table:covered-table-cell table:style-name="ce3"/>
          <table:table-cell table:style-name="ce7" office:value-type="string" calcext:value-type="string">
            <text:p>Problema com a quantidade de memória usada</text:p>
          </table:table-cell>
          <table:table-cell table:style-name="ce15" office:value-type="string" calcext:value-type="string">
            <text:p>./TraceAnalyzer /home/uffs/Documents/Research/Joao/TraceAnalyzer/scripts/output/MAN/NS2/MAN_d900_n100_x1000_y1000_u10_v10_q6_t0.5_c0.1_m6_e2_s1.045_p0.1_o0_0.ns_movements 100 0 1000 1000</text:p>
          </table:table-cell>
          <table:table-cell table:number-columns-repeated="3"/>
        </table:table-row>
        <table:table-row table:style-name="ro4">
          <table:table-cell table:style-name="ce4" office:value-type="date" office:date-value="2016-10-10" calcext:value-type="date" table:number-columns-spanned="1" table:number-rows-spanned="6">
            <text:p>10/10/16</text:p>
          </table:table-cell>
          <table:table-cell table:style-name="ce11" office:value-type="string" calcext:value-type="string">
            <text:p>Devido ao problema acima, foi escolhido fazer um reboot do programa.</text:p>
          </table:table-cell>
          <table:table-cell table:style-name="ce18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*Decimal no python: muito preciso, diminui as chances de erro de precisão como havia anteriormente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read_trace: *# são comentários? É só ignorar? *god é para ignorar? *é possível ter outra coisa que não X_ e Y_ no _node(i)?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Optado por guardar como string os valores decimais, pois a comparação é mais rapida. (A estrutura que guarda os nodos vai ser um vetor de maps)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id e time são necessários na estrutura data?</text:p>
          </table:table-cell>
          <table:table-cell table:style-name="ce15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---Começo da read_trace</text:p>
          </table:table-cell>
          <table:table-cell table:style-name="ce15"/>
          <table:table-cell table:number-columns-repeated="3"/>
        </table:table-row>
        <table:table-row table:style-name="ro4">
          <table:table-cell table:style-name="ce3"/>
          <table:table-cell table:style-name="ce7"/>
          <table:table-cell table:style-name="ce15"/>
          <table:table-cell table:number-columns-repeated="3"/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5:07:51.811657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3:43:28.749229150</meta:creation-date>
    <dc:date>2016-10-10T18:02:46.796295503</dc:date>
    <meta:editing-duration>PT3H29S</meta:editing-duration>
    <meta:editing-cycles>12</meta:editing-cycles>
    <meta:generator>LibreOffice/5.1.4.2$Linux_X86_64 LibreOffice_project/10m0$Build-2</meta:generator>
    <meta:document-statistic meta:table-count="1" meta:cell-count="72" meta:object-count="0"/>
  </office:meta>
</office:document-meta>
</file>